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color="#FF0000"/>
    </style:style>
    <style:style style:name="ce3" style:family="table-cell" style:parent-style-name="Default" style:data-style-name="N36"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83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1">
            <text:p>type (H,O,I)</text:p>
          </table:table-cell>
          <table:table-cell office:value-type="string" table:style-name="ce1">
            <text:p>neighbo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Lounge</text:p>
          </table:table-cell>
          <table:table-cell office:value-type="float" office:value="368" table:style-name="ce1">
            <text:p>368</text:p>
          </table:table-cell>
          <table:table-cell office:value-type="float" office:value="300" table:style-name="ce1">
            <text:p>300</text:p>
          </table:table-cell>
          <table:table-cell office:value-type="float" office:value="12.070400000000001" table:formula="msoxl:=B2*0.0328" table:style-name="ce1">
            <text:p>12.0704</text:p>
          </table:table-cell>
          <table:table-cell office:value-type="float" office:value="37.392000000000003" table:formula="msoxl:=(1440-C2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Inter</text:p>
          </table:table-cell>
          <table:table-cell office:value-type="float" office:value="591" table:style-name="ce1">
            <text:p>591</text:p>
          </table:table-cell>
          <table:table-cell office:value-type="float" office:value="300" table:style-name="ce1">
            <text:p>300</text:p>
          </table:table-cell>
          <table:table-cell office:value-type="float" office:value="19.384800000000002" table:formula="msoxl:=B3*0.0328" table:style-name="ce1">
            <text:p>19.3848</text:p>
          </table:table-cell>
          <table:table-cell office:value-type="float" office:value="37.392000000000003" table:formula="msoxl:=(1440-C3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Lounge</text:p>
          </table:table-cell>
          <table:table-cell office:value-type="string" table:style-name="ce1">
            <text:p>Office3575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SHal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1</text:p>
          </table:table-cell>
          <table:table-cell office:value-type="float" office:value="913" table:style-name="ce1">
            <text:p>913</text:p>
          </table:table-cell>
          <table:table-cell office:value-type="float" office:value="300" table:style-name="ce1">
            <text:p>300</text:p>
          </table:table-cell>
          <table:table-cell office:value-type="float" office:value="29.946400000000004" table:formula="msoxl:=B4*0.0328" table:style-name="ce1">
            <text:p>29.9464</text:p>
          </table:table-cell>
          <table:table-cell office:value-type="float" office:value="37.392000000000003" table:formula="msoxl:=(1440-C4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Class35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Hall2</text:p>
          </table:table-cell>
          <table:table-cell office:value-type="float" office:value="1158" table:style-name="ce1">
            <text:p>1158</text:p>
          </table:table-cell>
          <table:table-cell office:value-type="float" office:value="300" table:style-name="ce1">
            <text:p>300</text:p>
          </table:table-cell>
          <table:table-cell office:value-type="float" office:value="37.982400000000005" table:formula="msoxl:=B5*0.0328" table:style-name="ce1">
            <text:p>37.9824</text:p>
          </table:table-cell>
          <table:table-cell office:value-type="float" office:value="37.392000000000003" table:formula="msoxl:=(1440-C5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ICL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3</text:p>
          </table:table-cell>
          <table:table-cell office:value-type="float" office:value="1430" table:style-name="ce1">
            <text:p>1430</text:p>
          </table:table-cell>
          <table:table-cell office:value-type="float" office:value="300" table:style-name="ce1">
            <text:p>300</text:p>
          </table:table-cell>
          <table:table-cell office:value-type="float" office:value="46.904000000000003" table:formula="msoxl:=B6*0.0328" table:style-name="ce1">
            <text:p>46.904</text:p>
          </table:table-cell>
          <table:table-cell office:value-type="float" office:value="37.392000000000003" table:formula="msoxl:=(1440-C6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ICL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4</text:p>
          </table:table-cell>
          <table:table-cell office:value-type="float" office:value="1686" table:style-name="ce1">
            <text:p>1686</text:p>
          </table:table-cell>
          <table:table-cell office:value-type="float" office:value="300" table:style-name="ce1">
            <text:p>300</text:p>
          </table:table-cell>
          <table:table-cell office:value-type="float" office:value="55.300800000000002" table:formula="msoxl:=B7*0.0328" table:style-name="ce1">
            <text:p>55.3008</text:p>
          </table:table-cell>
          <table:table-cell office:value-type="float" office:value="37.392000000000003" table:formula="msoxl:=(1440-C7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IC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5</text:p>
          </table:table-cell>
          <table:table-cell office:value-type="float" office:value="1942" table:style-name="ce1">
            <text:p>1942</text:p>
          </table:table-cell>
          <table:table-cell office:value-type="float" office:value="300" table:style-name="ce1">
            <text:p>300</text:p>
          </table:table-cell>
          <table:table-cell office:value-type="float" office:value="63.697600000000008" table:formula="msoxl:=B8*0.0328" table:style-name="ce1">
            <text:p>63.6976</text:p>
          </table:table-cell>
          <table:table-cell office:value-type="float" office:value="37.392000000000003" table:formula="msoxl:=(1440-C8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Class351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6</text:p>
          </table:table-cell>
          <table:table-cell office:value-type="float" office:value="2142" table:style-name="ce1">
            <text:p>2142</text:p>
          </table:table-cell>
          <table:table-cell office:value-type="float" office:value="300" table:style-name="ce1">
            <text:p>300</text:p>
          </table:table-cell>
          <table:table-cell office:value-type="float" office:value="70.257600000000011" table:formula="msoxl:=B9*0.0328" table:style-name="ce1">
            <text:p>70.2576</text:p>
          </table:table-cell>
          <table:table-cell office:value-type="float" office:value="37.392000000000003" table:formula="msoxl:=(1440-C9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Office3509</text:p>
          </table:table-cell>
          <table:table-cell office:value-type="string" table:style-name="ce1">
            <text:p>PatternLa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Inter</text:p>
          </table:table-cell>
          <table:table-cell office:value-type="float" office:value="2280" table:style-name="ce1">
            <text:p>2280</text:p>
          </table:table-cell>
          <table:table-cell office:value-type="float" office:value="300" table:style-name="ce1">
            <text:p>300</text:p>
          </table:table-cell>
          <table:table-cell office:value-type="float" office:value="74.784000000000006" table:formula="msoxl:=B10*0.0328" table:style-name="ce1">
            <text:p>74.784</text:p>
          </table:table-cell>
          <table:table-cell office:value-type="float" office:value="37.392000000000003" table:formula="msoxl:=(1440-C10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ShortHall0</text:p>
          </table:table-cell>
          <table:table-cell office:value-type="string" table:style-name="ce1">
            <text:p>Office35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endDoor</text:p>
          </table:table-cell>
          <table:table-cell office:value-type="float" office:value="2460" table:style-name="ce1">
            <text:p>2460</text:p>
          </table:table-cell>
          <table:table-cell office:value-type="float" office:value="294" table:style-name="ce1">
            <text:p>294</text:p>
          </table:table-cell>
          <table:table-cell office:value-type="float" office:value="80.688000000000002" table:formula="msoxl:=B11*0.0328" table:style-name="ce1">
            <text:p>80.688</text:p>
          </table:table-cell>
          <table:table-cell office:value-type="float" office:value="37.588800000000006" table:formula="msoxl:=(1440-C11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RND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WDoor</text:p>
          </table:table-cell>
          <table:table-cell office:value-type="float" office:value="2797" table:style-name="ce1">
            <text:p>2797</text:p>
          </table:table-cell>
          <table:table-cell office:value-type="float" office:value="294" table:style-name="ce1">
            <text:p>294</text:p>
          </table:table-cell>
          <table:table-cell office:value-type="float" office:value="91.741600000000005" table:formula="msoxl:=B12*0.0328" table:style-name="ce1">
            <text:p>91.7416</text:p>
          </table:table-cell>
          <table:table-cell office:value-type="float" office:value="37.588800000000006" table:formula="msoxl:=(1440-C12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RNDLab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triumSW</text:p>
          </table:table-cell>
          <table:table-cell office:value-type="float" office:value="2878" table:style-name="ce1">
            <text:p>2878</text:p>
          </table:table-cell>
          <table:table-cell office:value-type="float" office:value="294" table:style-name="ce1">
            <text:p>294</text:p>
          </table:table-cell>
          <table:table-cell office:value-type="float" office:value="94.398400000000009" table:formula="msoxl:=B13*0.0328" table:style-name="ce1">
            <text:p>94.3984</text:p>
          </table:table-cell>
          <table:table-cell office:value-type="float" office:value="37.588800000000006" table:formula="msoxl:=(1440-C13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1</text:p>
          </table:table-cell>
          <table:table-cell office:value-type="float" office:value="2868" table:style-name="ce1">
            <text:p>2868</text:p>
          </table:table-cell>
          <table:table-cell office:value-type="float" office:value="400" table:style-name="ce1">
            <text:p>400</text:p>
          </table:table-cell>
          <table:table-cell office:value-type="float" office:value="94.070400000000006" table:formula="msoxl:=B14*0.0328" table:style-name="ce1">
            <text:p>94.0704</text:p>
          </table:table-cell>
          <table:table-cell office:value-type="float" office:value="34.112000000000002" table:formula="msoxl:=(1440-C14)*0.0328" table:style-name="ce1">
            <text:p>34.1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W</text:p>
          </table:table-cell>
          <table:table-cell office:value-type="float" office:value="3044" table:style-name="ce1">
            <text:p>3044</text:p>
          </table:table-cell>
          <table:table-cell office:value-type="float" office:value="294" table:style-name="ce1">
            <text:p>294</text:p>
          </table:table-cell>
          <table:table-cell office:value-type="float" office:value="99.84320000000001" table:formula="msoxl:=B15*0.0328" table:style-name="ce1">
            <text:p>99.8432</text:p>
          </table:table-cell>
          <table:table-cell office:value-type="float" office:value="37.588800000000006" table:formula="msoxl:=(1440-C15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N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W</text:p>
          </table:table-cell>
          <table:table-cell office:value-type="float" office:value="3238" table:style-name="ce1">
            <text:p>3238</text:p>
          </table:table-cell>
          <table:table-cell office:value-type="float" office:value="294" table:style-name="ce1">
            <text:p>294</text:p>
          </table:table-cell>
          <table:table-cell office:value-type="float" office:value="106.2064" table:formula="msoxl:=B16*0.0328" table:style-name="ce1">
            <text:p>106.2064</text:p>
          </table:table-cell>
          <table:table-cell office:value-type="float" office:value="37.588800000000006" table:formula="msoxl:=(1440-C16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W</text:p>
          </table:table-cell>
          <table:table-cell office:value-type="string" table:style-name="ce1">
            <text:p>Couche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W</text:p>
          </table:table-cell>
          <table:table-cell office:value-type="float" office:value="3269" table:style-name="ce1">
            <text:p>3269</text:p>
          </table:table-cell>
          <table:table-cell office:value-type="float" office:value="433" table:style-name="ce1">
            <text:p>433</text:p>
          </table:table-cell>
          <table:table-cell office:value-type="float" office:value="107.22320000000001" table:formula="msoxl:=B17*0.0328" table:style-name="ce1">
            <text:p>107.2232</text:p>
          </table:table-cell>
          <table:table-cell office:value-type="float" office:value="33.029600000000002" table:formula="msoxl:=(1440-C17)*0.0328" table:style-name="ce1">
            <text:p>33.02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W</text:p>
          </table:table-cell>
          <table:table-cell office:value-type="string" table:style-name="ce1">
            <text:p>Couche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E</text:p>
          </table:table-cell>
          <table:table-cell office:value-type="float" office:value="3269" table:style-name="ce1">
            <text:p>3269</text:p>
          </table:table-cell>
          <table:table-cell office:value-type="float" office:value="580" table:style-name="ce1">
            <text:p>580</text:p>
          </table:table-cell>
          <table:table-cell office:value-type="float" office:value="107.22320000000001" table:formula="msoxl:=B18*0.0328" table:style-name="ce1">
            <text:p>107.2232</text:p>
          </table:table-cell>
          <table:table-cell office:value-type="float" office:value="28.208000000000002" table:formula="msoxl:=(1440-C18)*0.0328" table:style-name="ce1">
            <text:p>28.2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W</text:p>
          </table:table-cell>
          <table:table-cell office:value-type="string" table:style-name="ce1">
            <text:p>Atriu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</text:p>
          </table:table-cell>
          <table:table-cell office:value-type="float" office:value="3247" table:style-name="ce1">
            <text:p>3247</text:p>
          </table:table-cell>
          <table:table-cell office:value-type="float" office:value="716" table:style-name="ce1">
            <text:p>716</text:p>
          </table:table-cell>
          <table:table-cell office:value-type="float" office:value="106.50160000000001" table:formula="msoxl:=B19*0.0328" table:style-name="ce1">
            <text:p>106.5016</text:p>
          </table:table-cell>
          <table:table-cell office:value-type="float" office:value="23.747200000000003" table:formula="msoxl:=(1440-C19)*0.0328" table:style-name="ce1">
            <text:p>23.747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E</text:p>
          </table:table-cell>
          <table:table-cell office:value-type="string" table:style-name="ce1">
            <text:p>AtriumNE</text:p>
          </table:table-cell>
          <table:table-cell office:value-type="string" table:style-name="ce1">
            <text:p>Class3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NE</text:p>
          </table:table-cell>
          <table:table-cell office:value-type="float" office:value="3247" table:style-name="ce1">
            <text:p>3247</text:p>
          </table:table-cell>
          <table:table-cell office:value-type="float" office:value="940" table:style-name="ce1">
            <text:p>940</text:p>
          </table:table-cell>
          <table:table-cell office:value-type="float" office:value="106.50160000000001" table:formula="msoxl:=B20*0.0328" table:style-name="ce1">
            <text:p>106.5016</text:p>
          </table:table-cell>
          <table:table-cell office:value-type="float" office:value="16.400000000000002" table:formula="msoxl:=(1440-C20)*0.0328" table:style-name="ce1">
            <text:p>16.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</text:p>
          </table:table-cell>
          <table:table-cell office:value-type="string" table:style-name="ce1">
            <text:p>CSOffi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2</text:p>
          </table:table-cell>
          <table:table-cell office:value-type="float" office:value="2891" table:style-name="ce1">
            <text:p>2891</text:p>
          </table:table-cell>
          <table:table-cell office:value-type="float" office:value="550" table:style-name="ce1">
            <text:p>550</text:p>
          </table:table-cell>
          <table:table-cell office:value-type="float" office:value="94.82480000000001" table:formula="msoxl:=B21*0.0328" table:style-name="ce1">
            <text:p>94.8248</text:p>
          </table:table-cell>
          <table:table-cell office:value-type="float" office:value="29.192000000000004" table:formula="msoxl:=(1440-C21)*0.0328" table:style-name="ce1">
            <text:p>29.1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AtriumS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3</text:p>
          </table:table-cell>
          <table:table-cell office:value-type="float" office:value="2891" table:style-name="ce1">
            <text:p>2891</text:p>
          </table:table-cell>
          <table:table-cell office:value-type="float" office:value="735" table:style-name="ce1">
            <text:p>735</text:p>
          </table:table-cell>
          <table:table-cell office:value-type="float" office:value="94.82480000000001" table:formula="msoxl:=B22*0.0328" table:style-name="ce1">
            <text:p>94.8248</text:p>
          </table:table-cell>
          <table:table-cell office:value-type="float" office:value="23.124000000000002" table:formula="msoxl:=(1440-C22)*0.0328" table:style-name="ce1">
            <text:p>23.1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2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CompStudie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4</text:p>
          </table:table-cell>
          <table:table-cell office:value-type="float" office:value="2871" table:style-name="ce1">
            <text:p>2871</text:p>
          </table:table-cell>
          <table:table-cell office:value-type="float" office:value="908" table:style-name="ce1">
            <text:p>908</text:p>
          </table:table-cell>
          <table:table-cell office:value-type="float" office:value="94.168800000000005" table:formula="msoxl:=B23*0.0328" table:style-name="ce1">
            <text:p>94.1688</text:p>
          </table:table-cell>
          <table:table-cell office:value-type="float" office:value="17.4496" table:formula="msoxl:=(1440-C23)*0.0328" table:style-name="ce1">
            <text:p>17.44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3</text:p>
          </table:table-cell>
          <table:table-cell office:value-type="string" table:style-name="ce1">
            <text:p>Atrium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E</text:p>
          </table:table-cell>
          <table:table-cell office:value-type="float" office:value="2736" table:style-name="ce1">
            <text:p>2736</text:p>
          </table:table-cell>
          <table:table-cell office:value-type="float" office:value="985" table:style-name="ce1">
            <text:p>985</text:p>
          </table:table-cell>
          <table:table-cell office:value-type="float" office:value="89.740800000000007" table:formula="msoxl:=B24*0.0328" table:style-name="ce1">
            <text:p>89.7408</text:p>
          </table:table-cell>
          <table:table-cell office:value-type="float" office:value="14.924000000000001" table:formula="msoxl:=(1440-C2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Honor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Door</text:p>
          </table:table-cell>
          <table:table-cell office:value-type="float" office:value="2831" table:style-name="ce1">
            <text:p>2831</text:p>
          </table:table-cell>
          <table:table-cell office:value-type="float" office:value="985" table:style-name="ce1">
            <text:p>985</text:p>
          </table:table-cell>
          <table:table-cell office:value-type="float" office:value="92.856800000000007" table:formula="msoxl:=B25*0.0328" table:style-name="ce1">
            <text:p>92.8568</text:p>
          </table:table-cell>
          <table:table-cell office:value-type="float" office:value="14.924000000000001" table:formula="msoxl:=(1440-C2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Class3435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Hall</text:p>
          </table:table-cell>
          <table:table-cell office:value-type="float" office:value="2500" table:style-name="ce1">
            <text:p>2500</text:p>
          </table:table-cell>
          <table:table-cell office:value-type="float" office:value="985" table:style-name="ce1">
            <text:p>985</text:p>
          </table:table-cell>
          <table:table-cell office:value-type="float" office:value="82" table:formula="msoxl:=B26*0.0328" table:style-name="ce1">
            <text:p>82</text:p>
          </table:table-cell>
          <table:table-cell office:value-type="float" office:value="14.924000000000001" table:formula="msoxl:=(1440-C2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HonorsLab</text:p>
          </table:table-cell>
          <table:table-cell office:value-type="string" table:style-name="ce1">
            <text:p>Class3435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Inter</text:p>
          </table:table-cell>
          <table:table-cell office:value-type="float" office:value="2280" table:style-name="ce1">
            <text:p>2280</text:p>
          </table:table-cell>
          <table:table-cell office:value-type="float" office:value="985" table:style-name="ce1">
            <text:p>985</text:p>
          </table:table-cell>
          <table:table-cell office:value-type="float" office:value="74.784000000000006" table:formula="msoxl:=B27*0.0328" table:style-name="ce1">
            <text:p>74.784</text:p>
          </table:table-cell>
          <table:table-cell office:value-type="float" office:value="14.924000000000001" table:formula="msoxl:=(1440-C27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2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hortHall</text:p>
          </table:table-cell>
          <table:table-cell office:value-type="float" office:value="2262" table:style-name="ce3">
            <text:p>2262</text:p>
          </table:table-cell>
          <table:table-cell office:value-type="float" office:value="640" table:style-name="ce3">
            <text:p>640</text:p>
          </table:table-cell>
          <table:table-cell office:value-type="float" office:value="74.193600000000004" table:formula="msoxl:=B28*0.0328" table:style-name="ce1">
            <text:p>74.1936</text:p>
          </table:table-cell>
          <table:table-cell office:value-type="float" office:value="26.240000000000002" table:formula="msoxl:=(1440-C28)*0.0328" table:style-name="ce1">
            <text:p>26.24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ortHall0</text:p>
          </table:table-cell>
          <table:table-cell office:value-type="string" table:style-name="ce3">
            <text:p>ShortHall2</text:p>
          </table:table-cell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EHall6</text:p>
          </table:table-cell>
          <table:table-cell office:value-type="float" office:value="2142" table:style-name="ce1">
            <text:p>2142</text:p>
          </table:table-cell>
          <table:table-cell office:value-type="float" office:value="985" table:style-name="ce1">
            <text:p>985</text:p>
          </table:table-cell>
          <table:table-cell office:value-type="float" office:value="70.257600000000011" table:formula="msoxl:=B29*0.0328" table:style-name="ce1">
            <text:p>70.2576</text:p>
          </table:table-cell>
          <table:table-cell office:value-type="float" office:value="14.924000000000001" table:formula="msoxl:=(1440-C29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Class345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Hall5</text:p>
          </table:table-cell>
          <table:table-cell office:value-type="float" office:value="1942" table:style-name="ce1">
            <text:p>1942</text:p>
          </table:table-cell>
          <table:table-cell office:value-type="float" office:value="985" table:style-name="ce1">
            <text:p>985</text:p>
          </table:table-cell>
          <table:table-cell office:value-type="float" office:value="63.697600000000008" table:formula="msoxl:=B30*0.0328" table:style-name="ce1">
            <text:p>63.6976</text:p>
          </table:table-cell>
          <table:table-cell office:value-type="float" office:value="14.924000000000001" table:formula="msoxl:=(1440-C30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4</text:p>
          </table:table-cell>
          <table:table-cell office:value-type="float" office:value="1686" table:style-name="ce1">
            <text:p>1686</text:p>
          </table:table-cell>
          <table:table-cell office:value-type="float" office:value="985" table:style-name="ce1">
            <text:p>985</text:p>
          </table:table-cell>
          <table:table-cell office:value-type="float" office:value="55.300800000000002" table:formula="msoxl:=B31*0.0328" table:style-name="ce1">
            <text:p>55.3008</text:p>
          </table:table-cell>
          <table:table-cell office:value-type="float" office:value="14.924000000000001" table:formula="msoxl:=(1440-C3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25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ICL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3</text:p>
          </table:table-cell>
          <table:table-cell office:value-type="float" office:value="1430" table:style-name="ce1">
            <text:p>1430</text:p>
          </table:table-cell>
          <table:table-cell office:value-type="float" office:value="985" table:style-name="ce1">
            <text:p>985</text:p>
          </table:table-cell>
          <table:table-cell office:value-type="float" office:value="46.904000000000003" table:formula="msoxl:=B32*0.0328" table:style-name="ce1">
            <text:p>46.904</text:p>
          </table:table-cell>
          <table:table-cell office:value-type="float" office:value="14.924000000000001" table:formula="msoxl:=(1440-C3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3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ICL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2</text:p>
          </table:table-cell>
          <table:table-cell office:value-type="float" office:value="1158" table:style-name="ce1">
            <text:p>1158</text:p>
          </table:table-cell>
          <table:table-cell office:value-type="float" office:value="985" table:style-name="ce1">
            <text:p>985</text:p>
          </table:table-cell>
          <table:table-cell office:value-type="float" office:value="37.982400000000005" table:formula="msoxl:=B33*0.0328" table:style-name="ce1">
            <text:p>37.9824</text:p>
          </table:table-cell>
          <table:table-cell office:value-type="float" office:value="14.924000000000001" table:formula="msoxl:=(1440-C3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1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GradCent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1</text:p>
          </table:table-cell>
          <table:table-cell office:value-type="float" office:value="913" table:style-name="ce1">
            <text:p>913</text:p>
          </table:table-cell>
          <table:table-cell office:value-type="float" office:value="985" table:style-name="ce1">
            <text:p>985</text:p>
          </table:table-cell>
          <table:table-cell office:value-type="float" office:value="29.946400000000004" table:formula="msoxl:=B34*0.0328" table:style-name="ce1">
            <text:p>29.9464</text:p>
          </table:table-cell>
          <table:table-cell office:value-type="float" office:value="14.924000000000001" table:formula="msoxl:=(1440-C3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59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StudentCen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Inter</text:p>
          </table:table-cell>
          <table:table-cell office:value-type="float" office:value="591" table:style-name="ce1">
            <text:p>591</text:p>
          </table:table-cell>
          <table:table-cell office:value-type="float" office:value="985" table:style-name="ce1">
            <text:p>985</text:p>
          </table:table-cell>
          <table:table-cell office:value-type="float" office:value="19.384800000000002" table:formula="msoxl:=B35*0.0328" table:style-name="ce1">
            <text:p>19.3848</text:p>
          </table:table-cell>
          <table:table-cell office:value-type="float" office:value="14.924000000000001" table:formula="msoxl:=(1440-C3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SHall3</text:p>
          </table:table-cell>
          <table:table-cell office:value-type="string" table:style-name="ce1">
            <text:p>SEStairs</text:p>
          </table:table-cell>
          <table:table-cell office:value-type="string" table:style-name="ce1">
            <text:p>Office3675</text:p>
          </table:table-cell>
          <table:table-cell office:value-type="string" table:style-name="ce1">
            <text:p>Office3673</text:p>
          </table:table-cell>
          <table:table-cell office:value-type="string" table:style-name="ce1">
            <text:p>Office367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EStairs</text:p>
          </table:table-cell>
          <table:table-cell office:value-type="float" office:value="421" table:style-name="ce1">
            <text:p>421</text:p>
          </table:table-cell>
          <table:table-cell office:value-type="float" office:value="985" table:style-name="ce1">
            <text:p>985</text:p>
          </table:table-cell>
          <table:table-cell office:value-type="float" office:value="13.808800000000002" table:formula="msoxl:=B36*0.0328" table:style-name="ce1">
            <text:p>13.8088</text:p>
          </table:table-cell>
          <table:table-cell office:value-type="float" office:value="14.924000000000001" table:formula="msoxl:=(1440-C3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ELounge</text:p>
          </table:table-cell>
          <table:table-cell office:value-type="string" table:style-name="ce1">
            <text:p>Class369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Lounge</text:p>
          </table:table-cell>
          <table:table-cell office:value-type="float" office:value="361" table:style-name="ce1">
            <text:p>361</text:p>
          </table:table-cell>
          <table:table-cell office:value-type="float" office:value="1045" table:style-name="ce1">
            <text:p>1045</text:p>
          </table:table-cell>
          <table:table-cell office:value-type="float" office:value="11.840800000000002" table:formula="msoxl:=B37*0.0328" table:style-name="ce1">
            <text:p>11.8408</text:p>
          </table:table-cell>
          <table:table-cell office:value-type="float" office:value="12.956000000000001" table:formula="msoxl:=(1440-C37)*0.0328" table:style-name="ce1">
            <text:p>12.95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SHallW</text:p>
          </table:table-cell>
          <table:table-cell office:value-type="float" office:value="572" table:style-name="ce3">
            <text:p>572</text:p>
          </table:table-cell>
          <table:table-cell office:value-type="float" office:value="538" table:style-name="ce3">
            <text:p>538</text:p>
          </table:table-cell>
          <table:table-cell office:value-type="float" office:value="18.761600000000001" table:formula="msoxl:=B38*0.0328" table:style-name="ce1">
            <text:p>18.7616</text:p>
          </table:table-cell>
          <table:table-cell office:value-type="float" office:value="29.585600000000003" table:formula="msoxl:=(1440-C38)*0.0328" table:style-name="ce1">
            <text:p>29.585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all2</text:p>
          </table:table-cell>
          <table:table-cell office:value-type="string" table:style-name="ce3">
            <text:p>SHall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HallE</text:p>
          </table:table-cell>
          <table:table-cell office:value-type="float" office:value="572" table:style-name="ce3">
            <text:p>572</text:p>
          </table:table-cell>
          <table:table-cell office:value-type="float" office:value="764" table:style-name="ce3">
            <text:p>764</text:p>
          </table:table-cell>
          <table:table-cell office:value-type="float" office:value="18.761600000000001" table:formula="msoxl:=B39*0.0328" table:style-name="ce1">
            <text:p>18.7616</text:p>
          </table:table-cell>
          <table:table-cell office:value-type="float" office:value="22.172800000000002" table:formula="msoxl:=(1440-C39)*0.0328" table:style-name="ce1">
            <text:p>22.1728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all3</text:p>
          </table:table-cell>
          <table:table-cell office:value-type="string" table:style-name="ce3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91" table:style-name="ce1">
            <text:p>591</text:p>
          </table:table-cell>
          <table:table-cell office:value-type="float" office:value="1010" table:style-name="ce1">
            <text:p>1010</text:p>
          </table:table-cell>
          <table:table-cell office:value-type="float" office:value="19.384800000000002" table:formula="msoxl:=B40*0.0328" table:style-name="ce1">
            <text:p>19.3848</text:p>
          </table:table-cell>
          <table:table-cell office:value-type="float" office:value="14.104000000000001" table:formula="msoxl:=(1440-C4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77" table:style-name="ce1">
            <text:p>677</text:p>
          </table:table-cell>
          <table:table-cell office:value-type="float" office:value="1010" table:style-name="ce1">
            <text:p>1010</text:p>
          </table:table-cell>
          <table:table-cell office:value-type="float" office:value="22.2056" table:formula="msoxl:=B41*0.0328" table:style-name="ce1">
            <text:p>22.2056</text:p>
          </table:table-cell>
          <table:table-cell office:value-type="float" office:value="14.104000000000001" table:formula="msoxl:=(1440-C4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61" table:style-name="ce1">
            <text:p>761</text:p>
          </table:table-cell>
          <table:table-cell office:value-type="float" office:value="1010" table:style-name="ce1">
            <text:p>1010</text:p>
          </table:table-cell>
          <table:table-cell office:value-type="float" office:value="24.960800000000003" table:formula="msoxl:=B42*0.0328" table:style-name="ce1">
            <text:p>24.9608</text:p>
          </table:table-cell>
          <table:table-cell office:value-type="float" office:value="14.104000000000001" table:formula="msoxl:=(1440-C4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45" table:style-name="ce1">
            <text:p>845</text:p>
          </table:table-cell>
          <table:table-cell office:value-type="float" office:value="1010" table:style-name="ce1">
            <text:p>1010</text:p>
          </table:table-cell>
          <table:table-cell office:value-type="float" office:value="27.716000000000001" table:formula="msoxl:=B43*0.0328" table:style-name="ce1">
            <text:p>27.716</text:p>
          </table:table-cell>
          <table:table-cell office:value-type="float" office:value="14.104000000000001" table:formula="msoxl:=(1440-C4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30" table:style-name="ce1">
            <text:p>930</text:p>
          </table:table-cell>
          <table:table-cell office:value-type="float" office:value="1010" table:style-name="ce1">
            <text:p>1010</text:p>
          </table:table-cell>
          <table:table-cell office:value-type="float" office:value="30.504000000000001" table:formula="msoxl:=B44*0.0328" table:style-name="ce1">
            <text:p>30.504</text:p>
          </table:table-cell>
          <table:table-cell office:value-type="float" office:value="14.104000000000001" table:formula="msoxl:=(1440-C4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1014" table:style-name="ce1">
            <text:p>1014</text:p>
          </table:table-cell>
          <table:table-cell office:value-type="float" office:value="1010" table:style-name="ce1">
            <text:p>1010</text:p>
          </table:table-cell>
          <table:table-cell office:value-type="float" office:value="33.2592" table:formula="msoxl:=B45*0.0328" table:style-name="ce1">
            <text:p>33.2592</text:p>
          </table:table-cell>
          <table:table-cell office:value-type="float" office:value="14.104000000000001" table:formula="msoxl:=(1440-C4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98" table:style-name="ce1">
            <text:p>1098</text:p>
          </table:table-cell>
          <table:table-cell office:value-type="float" office:value="1010" table:style-name="ce1">
            <text:p>1010</text:p>
          </table:table-cell>
          <table:table-cell office:value-type="float" office:value="36.014400000000002" table:formula="msoxl:=B46*0.0328" table:style-name="ce1">
            <text:p>36.0144</text:p>
          </table:table-cell>
          <table:table-cell office:value-type="float" office:value="14.104000000000001" table:formula="msoxl:=(1440-C4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83" table:style-name="ce1">
            <text:p>1183</text:p>
          </table:table-cell>
          <table:table-cell office:value-type="float" office:value="1010" table:style-name="ce1">
            <text:p>1010</text:p>
          </table:table-cell>
          <table:table-cell office:value-type="float" office:value="38.802400000000006" table:formula="msoxl:=B47*0.0328" table:style-name="ce1">
            <text:p>38.8024</text:p>
          </table:table-cell>
          <table:table-cell office:value-type="float" office:value="14.104000000000001" table:formula="msoxl:=(1440-C4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68" table:style-name="ce1">
            <text:p>1268</text:p>
          </table:table-cell>
          <table:table-cell office:value-type="float" office:value="1010" table:style-name="ce1">
            <text:p>1010</text:p>
          </table:table-cell>
          <table:table-cell office:value-type="float" office:value="41.590400000000002" table:formula="msoxl:=B48*0.0328" table:style-name="ce1">
            <text:p>41.5904</text:p>
          </table:table-cell>
          <table:table-cell office:value-type="float" office:value="14.104000000000001" table:formula="msoxl:=(1440-C48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52" table:style-name="ce1">
            <text:p>1352</text:p>
          </table:table-cell>
          <table:table-cell office:value-type="float" office:value="1010" table:style-name="ce1">
            <text:p>1010</text:p>
          </table:table-cell>
          <table:table-cell office:value-type="float" office:value="44.345600000000005" table:formula="msoxl:=B49*0.0328" table:style-name="ce1">
            <text:p>44.3456</text:p>
          </table:table-cell>
          <table:table-cell office:value-type="float" office:value="14.104000000000001" table:formula="msoxl:=(1440-C49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37" table:style-name="ce1">
            <text:p>1437</text:p>
          </table:table-cell>
          <table:table-cell office:value-type="float" office:value="1010" table:style-name="ce1">
            <text:p>1010</text:p>
          </table:table-cell>
          <table:table-cell office:value-type="float" office:value="47.133600000000001" table:formula="msoxl:=B50*0.0328" table:style-name="ce1">
            <text:p>47.1336</text:p>
          </table:table-cell>
          <table:table-cell office:value-type="float" office:value="14.104000000000001" table:formula="msoxl:=(1440-C5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20" table:style-name="ce1">
            <text:p>1520</text:p>
          </table:table-cell>
          <table:table-cell office:value-type="float" office:value="1010" table:style-name="ce1">
            <text:p>1010</text:p>
          </table:table-cell>
          <table:table-cell office:value-type="float" office:value="49.856000000000002" table:formula="msoxl:=B51*0.0328" table:style-name="ce1">
            <text:p>49.856</text:p>
          </table:table-cell>
          <table:table-cell office:value-type="float" office:value="14.104000000000001" table:formula="msoxl:=(1440-C5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605" table:style-name="ce1">
            <text:p>1605</text:p>
          </table:table-cell>
          <table:table-cell office:value-type="float" office:value="1010" table:style-name="ce1">
            <text:p>1010</text:p>
          </table:table-cell>
          <table:table-cell office:value-type="float" office:value="52.644000000000005" table:formula="msoxl:=B52*0.0328" table:style-name="ce1">
            <text:p>52.644</text:p>
          </table:table-cell>
          <table:table-cell office:value-type="float" office:value="14.104000000000001" table:formula="msoxl:=(1440-C5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90" table:style-name="ce1">
            <text:p>1690</text:p>
          </table:table-cell>
          <table:table-cell office:value-type="float" office:value="1010" table:style-name="ce1">
            <text:p>1010</text:p>
          </table:table-cell>
          <table:table-cell office:value-type="float" office:value="55.432000000000002" table:formula="msoxl:=B53*0.0328" table:style-name="ce1">
            <text:p>55.432</text:p>
          </table:table-cell>
          <table:table-cell office:value-type="float" office:value="14.104000000000001" table:formula="msoxl:=(1440-C5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72" table:style-name="ce1">
            <text:p>1772</text:p>
          </table:table-cell>
          <table:table-cell office:value-type="float" office:value="1010" table:style-name="ce1">
            <text:p>1010</text:p>
          </table:table-cell>
          <table:table-cell office:value-type="float" office:value="58.121600000000008" table:formula="msoxl:=B54*0.0328" table:style-name="ce1">
            <text:p>58.1216</text:p>
          </table:table-cell>
          <table:table-cell office:value-type="float" office:value="14.104000000000001" table:formula="msoxl:=(1440-C5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59" table:style-name="ce1">
            <text:p>1859</text:p>
          </table:table-cell>
          <table:table-cell office:value-type="float" office:value="1010" table:style-name="ce1">
            <text:p>1010</text:p>
          </table:table-cell>
          <table:table-cell office:value-type="float" office:value="60.975200000000008" table:formula="msoxl:=B55*0.0328" table:style-name="ce1">
            <text:p>60.9752</text:p>
          </table:table-cell>
          <table:table-cell office:value-type="float" office:value="14.104000000000001" table:formula="msoxl:=(1440-C5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42" table:style-name="ce1">
            <text:p>1942</text:p>
          </table:table-cell>
          <table:table-cell office:value-type="float" office:value="1010" table:style-name="ce1">
            <text:p>1010</text:p>
          </table:table-cell>
          <table:table-cell office:value-type="float" office:value="63.697600000000008" table:formula="msoxl:=B56*0.0328" table:style-name="ce1">
            <text:p>63.6976</text:p>
          </table:table-cell>
          <table:table-cell office:value-type="float" office:value="14.104000000000001" table:formula="msoxl:=(1440-C5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22" table:style-name="ce1">
            <text:p>2022</text:p>
          </table:table-cell>
          <table:table-cell office:value-type="float" office:value="1010" table:style-name="ce1">
            <text:p>1010</text:p>
          </table:table-cell>
          <table:table-cell office:value-type="float" office:value="66.321600000000004" table:formula="msoxl:=B57*0.0328" table:style-name="ce1">
            <text:p>66.3216</text:p>
          </table:table-cell>
          <table:table-cell office:value-type="float" office:value="14.104000000000001" table:formula="msoxl:=(1440-C5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92" table:style-name="ce1">
            <text:p>592</text:p>
          </table:table-cell>
          <table:table-cell office:value-type="float" office:value="266" table:style-name="ce1">
            <text:p>266</text:p>
          </table:table-cell>
          <table:table-cell office:value-type="float" office:value="19.4176" table:formula="msoxl:=B58*0.0328" table:style-name="ce1">
            <text:p>19.4176</text:p>
          </table:table-cell>
          <table:table-cell office:value-type="float" office:value="38.507200000000005" table:formula="msoxl:=(1440-C58)*0.0328" table:style-name="ce1">
            <text:p>38.5072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78" table:style-name="ce1">
            <text:p>678</text:p>
          </table:table-cell>
          <table:table-cell office:value-type="float" office:value="269" table:style-name="ce1">
            <text:p>269</text:p>
          </table:table-cell>
          <table:table-cell office:value-type="float" office:value="22.238400000000002" table:formula="msoxl:=B59*0.0328" table:style-name="ce1">
            <text:p>22.2384</text:p>
          </table:table-cell>
          <table:table-cell office:value-type="float" office:value="38.408800000000006" table:formula="msoxl:=(1440-C5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62" table:style-name="ce1">
            <text:p>762</text:p>
          </table:table-cell>
          <table:table-cell office:value-type="float" office:value="269" table:style-name="ce1">
            <text:p>269</text:p>
          </table:table-cell>
          <table:table-cell office:value-type="float" office:value="24.993600000000001" table:formula="msoxl:=B60*0.0328" table:style-name="ce1">
            <text:p>24.9936</text:p>
          </table:table-cell>
          <table:table-cell office:value-type="float" office:value="38.408800000000006" table:formula="msoxl:=(1440-C6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47" table:style-name="ce1">
            <text:p>847</text:p>
          </table:table-cell>
          <table:table-cell office:value-type="float" office:value="269" table:style-name="ce1">
            <text:p>269</text:p>
          </table:table-cell>
          <table:table-cell office:value-type="float" office:value="27.781600000000001" table:formula="msoxl:=B61*0.0328" table:style-name="ce1">
            <text:p>27.7816</text:p>
          </table:table-cell>
          <table:table-cell office:value-type="float" office:value="38.408800000000006" table:formula="msoxl:=(1440-C6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31" table:style-name="ce1">
            <text:p>931</text:p>
          </table:table-cell>
          <table:table-cell office:value-type="float" office:value="269" table:style-name="ce1">
            <text:p>269</text:p>
          </table:table-cell>
          <table:table-cell office:value-type="float" office:value="30.536800000000003" table:formula="msoxl:=B62*0.0328" table:style-name="ce1">
            <text:p>30.5368</text:p>
          </table:table-cell>
          <table:table-cell office:value-type="float" office:value="38.408800000000006" table:formula="msoxl:=(1440-C6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1016" table:style-name="ce1">
            <text:p>1016</text:p>
          </table:table-cell>
          <table:table-cell office:value-type="float" office:value="269" table:style-name="ce1">
            <text:p>269</text:p>
          </table:table-cell>
          <table:table-cell office:value-type="float" office:value="33.324800000000003" table:formula="msoxl:=B63*0.0328" table:style-name="ce1">
            <text:p>33.3248</text:p>
          </table:table-cell>
          <table:table-cell office:value-type="float" office:value="38.408800000000006" table:formula="msoxl:=(1440-C6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100" table:style-name="ce1">
            <text:p>1100</text:p>
          </table:table-cell>
          <table:table-cell office:value-type="float" office:value="269" table:style-name="ce1">
            <text:p>269</text:p>
          </table:table-cell>
          <table:table-cell office:value-type="float" office:value="36.080000000000005" table:formula="msoxl:=B64*0.0328" table:style-name="ce1">
            <text:p>36.08</text:p>
          </table:table-cell>
          <table:table-cell office:value-type="float" office:value="38.408800000000006" table:formula="msoxl:=(1440-C6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84" table:style-name="ce1">
            <text:p>1184</text:p>
          </table:table-cell>
          <table:table-cell office:value-type="float" office:value="269" table:style-name="ce1">
            <text:p>269</text:p>
          </table:table-cell>
          <table:table-cell office:value-type="float" office:value="38.8352" table:formula="msoxl:=B65*0.0328" table:style-name="ce1">
            <text:p>38.8352</text:p>
          </table:table-cell>
          <table:table-cell office:value-type="float" office:value="38.408800000000006" table:formula="msoxl:=(1440-C6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70" table:style-name="ce1">
            <text:p>1270</text:p>
          </table:table-cell>
          <table:table-cell office:value-type="float" office:value="269" table:style-name="ce1">
            <text:p>269</text:p>
          </table:table-cell>
          <table:table-cell office:value-type="float" office:value="41.656000000000006" table:formula="msoxl:=B66*0.0328" table:style-name="ce1">
            <text:p>41.656</text:p>
          </table:table-cell>
          <table:table-cell office:value-type="float" office:value="38.408800000000006" table:formula="msoxl:=(1440-C6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54" table:style-name="ce1">
            <text:p>1354</text:p>
          </table:table-cell>
          <table:table-cell office:value-type="float" office:value="269" table:style-name="ce1">
            <text:p>269</text:p>
          </table:table-cell>
          <table:table-cell office:value-type="float" office:value="44.411200000000001" table:formula="msoxl:=B67*0.0328" table:style-name="ce1">
            <text:p>44.4112</text:p>
          </table:table-cell>
          <table:table-cell office:value-type="float" office:value="38.408800000000006" table:formula="msoxl:=(1440-C6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38" table:style-name="ce1">
            <text:p>1438</text:p>
          </table:table-cell>
          <table:table-cell office:value-type="float" office:value="269" table:style-name="ce1">
            <text:p>269</text:p>
          </table:table-cell>
          <table:table-cell office:value-type="float" office:value="47.166400000000003" table:formula="msoxl:=B68*0.0328" table:style-name="ce1">
            <text:p>47.1664</text:p>
          </table:table-cell>
          <table:table-cell office:value-type="float" office:value="38.408800000000006" table:formula="msoxl:=(1440-C68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22" table:style-name="ce1">
            <text:p>1522</text:p>
          </table:table-cell>
          <table:table-cell office:value-type="float" office:value="269" table:style-name="ce1">
            <text:p>269</text:p>
          </table:table-cell>
          <table:table-cell office:value-type="float" office:value="49.921600000000005" table:formula="msoxl:=B69*0.0328" table:style-name="ce1">
            <text:p>49.9216</text:p>
          </table:table-cell>
          <table:table-cell office:value-type="float" office:value="38.408800000000006" table:formula="msoxl:=(1440-C6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607" table:style-name="ce1">
            <text:p>1607</text:p>
          </table:table-cell>
          <table:table-cell office:value-type="float" office:value="269" table:style-name="ce1">
            <text:p>269</text:p>
          </table:table-cell>
          <table:table-cell office:value-type="float" office:value="52.709600000000002" table:formula="msoxl:=B70*0.0328" table:style-name="ce1">
            <text:p>52.7096</text:p>
          </table:table-cell>
          <table:table-cell office:value-type="float" office:value="38.408800000000006" table:formula="msoxl:=(1440-C7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90" table:style-name="ce1">
            <text:p>1690</text:p>
          </table:table-cell>
          <table:table-cell office:value-type="float" office:value="269" table:style-name="ce1">
            <text:p>269</text:p>
          </table:table-cell>
          <table:table-cell office:value-type="float" office:value="55.432000000000002" table:formula="msoxl:=B71*0.0328" table:style-name="ce1">
            <text:p>55.432</text:p>
          </table:table-cell>
          <table:table-cell office:value-type="float" office:value="38.408800000000006" table:formula="msoxl:=(1440-C7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76" table:style-name="ce1">
            <text:p>1776</text:p>
          </table:table-cell>
          <table:table-cell office:value-type="float" office:value="269" table:style-name="ce1">
            <text:p>269</text:p>
          </table:table-cell>
          <table:table-cell office:value-type="float" office:value="58.252800000000008" table:formula="msoxl:=B72*0.0328" table:style-name="ce1">
            <text:p>58.2528</text:p>
          </table:table-cell>
          <table:table-cell office:value-type="float" office:value="38.408800000000006" table:formula="msoxl:=(1440-C7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60" table:style-name="ce1">
            <text:p>1860</text:p>
          </table:table-cell>
          <table:table-cell office:value-type="float" office:value="269" table:style-name="ce1">
            <text:p>269</text:p>
          </table:table-cell>
          <table:table-cell office:value-type="float" office:value="61.008000000000003" table:formula="msoxl:=B73*0.0328" table:style-name="ce1">
            <text:p>61.008</text:p>
          </table:table-cell>
          <table:table-cell office:value-type="float" office:value="38.408800000000006" table:formula="msoxl:=(1440-C7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44" table:style-name="ce1">
            <text:p>1944</text:p>
          </table:table-cell>
          <table:table-cell office:value-type="float" office:value="269" table:style-name="ce1">
            <text:p>269</text:p>
          </table:table-cell>
          <table:table-cell office:value-type="float" office:value="63.763200000000005" table:formula="msoxl:=B74*0.0328" table:style-name="ce1">
            <text:p>63.7632</text:p>
          </table:table-cell>
          <table:table-cell office:value-type="float" office:value="38.408800000000006" table:formula="msoxl:=(1440-C7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28" table:style-name="ce1">
            <text:p>2028</text:p>
          </table:table-cell>
          <table:table-cell office:value-type="float" office:value="269" table:style-name="ce1">
            <text:p>269</text:p>
          </table:table-cell>
          <table:table-cell office:value-type="float" office:value="66.5184" table:formula="msoxl:=B75*0.0328" table:style-name="ce1">
            <text:p>66.5184</text:p>
          </table:table-cell>
          <table:table-cell office:value-type="float" office:value="38.408800000000006" table:formula="msoxl:=(1440-C7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112" table:style-name="ce1">
            <text:p>2112</text:p>
          </table:table-cell>
          <table:table-cell office:value-type="float" office:value="269" table:style-name="ce1">
            <text:p>269</text:p>
          </table:table-cell>
          <table:table-cell office:value-type="float" office:value="69.273600000000002" table:formula="msoxl:=B76*0.0328" table:style-name="ce1">
            <text:p>69.2736</text:p>
          </table:table-cell>
          <table:table-cell office:value-type="float" office:value="38.408800000000006" table:formula="msoxl:=(1440-C7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52" table:style-name="ce1">
            <text:p>2152</text:p>
          </table:table-cell>
          <table:table-cell office:value-type="float" office:value="269" table:style-name="ce1">
            <text:p>269</text:p>
          </table:table-cell>
          <table:table-cell office:value-type="float" office:value="70.585599999999999" table:formula="msoxl:=B77*0.0328" table:style-name="ce1">
            <text:p>70.5856</text:p>
          </table:table-cell>
          <table:table-cell office:value-type="float" office:value="38.408800000000006" table:formula="msoxl:=(1440-C7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30" table:style-name="ce1">
            <text:p>2630</text:p>
          </table:table-cell>
          <table:table-cell office:value-type="float" office:value="322" table:style-name="ce1">
            <text:p>322</text:p>
          </table:table-cell>
          <table:table-cell office:value-type="float" office:value="86.26400000000001" table:formula="msoxl:=B78*0.0328" table:style-name="ce1">
            <text:p>86.264</text:p>
          </table:table-cell>
          <table:table-cell office:value-type="float" office:value="36.670400000000001" table:formula="msoxl:=(1440-C78)*0.0328" table:style-name="ce1">
            <text:p>36.670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VendDo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office:value-type="float" office:value="2630" table:style-name="ce1">
            <text:p>2630</text:p>
          </table:table-cell>
          <table:table-cell office:value-type="float" office:value="956" table:style-name="ce1">
            <text:p>956</text:p>
          </table:table-cell>
          <table:table-cell office:value-type="float" office:value="86.26400000000001" table:formula="msoxl:=B79*0.0328" table:style-name="ce1">
            <text:p>86.264</text:p>
          </table:table-cell>
          <table:table-cell office:value-type="float" office:value="15.875200000000001" table:formula="msoxl:=(1440-C79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26" table:style-name="ce1">
            <text:p>1726</text:p>
          </table:table-cell>
          <table:table-cell office:value-type="float" office:value="345" table:style-name="ce1">
            <text:p>345</text:p>
          </table:table-cell>
          <table:table-cell office:value-type="float" office:value="56.612800000000007" table:formula="msoxl:=B80*0.0328" table:style-name="ce1">
            <text:p>56.6128</text:p>
          </table:table-cell>
          <table:table-cell office:value-type="float" office:value="35.916000000000004" table:formula="msoxl:=(1440-C80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47" table:style-name="ce1">
            <text:p>1347</text:p>
          </table:table-cell>
          <table:table-cell office:value-type="float" office:value="345" table:style-name="ce1">
            <text:p>345</text:p>
          </table:table-cell>
          <table:table-cell office:value-type="float" office:value="44.181600000000003" table:formula="msoxl:=B81*0.0328" table:style-name="ce1">
            <text:p>44.1816</text:p>
          </table:table-cell>
          <table:table-cell office:value-type="float" office:value="35.916000000000004" table:formula="msoxl:=(1440-C81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62" table:style-name="ce1">
            <text:p>1062</text:p>
          </table:table-cell>
          <table:table-cell office:value-type="float" office:value="345" table:style-name="ce1">
            <text:p>345</text:p>
          </table:table-cell>
          <table:table-cell office:value-type="float" office:value="34.833600000000004" table:formula="msoxl:=B82*0.0328" table:style-name="ce1">
            <text:p>34.8336</text:p>
          </table:table-cell>
          <table:table-cell office:value-type="float" office:value="35.916000000000004" table:formula="msoxl:=(1440-C82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48" table:style-name="ce1">
            <text:p>1348</text:p>
          </table:table-cell>
          <table:table-cell office:value-type="float" office:value="931" table:style-name="ce1">
            <text:p>931</text:p>
          </table:table-cell>
          <table:table-cell office:value-type="float" office:value="44.214400000000005" table:formula="msoxl:=B83*0.0328" table:style-name="ce1">
            <text:p>44.2144</text:p>
          </table:table-cell>
          <table:table-cell office:value-type="float" office:value="16.6952" table:formula="msoxl:=(1440-C83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26" table:style-name="ce1">
            <text:p>1726</text:p>
          </table:table-cell>
          <table:table-cell office:value-type="float" office:value="931" table:style-name="ce1">
            <text:p>931</text:p>
          </table:table-cell>
          <table:table-cell office:value-type="float" office:value="56.612800000000007" table:formula="msoxl:=B84*0.0328" table:style-name="ce1">
            <text:p>56.6128</text:p>
          </table:table-cell>
          <table:table-cell office:value-type="float" office:value="16.6952" table:formula="msoxl:=(1440-C84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77" table:style-name="ce1">
            <text:p>2077</text:p>
          </table:table-cell>
          <table:table-cell office:value-type="float" office:value="324" table:style-name="ce1">
            <text:p>324</text:p>
          </table:table-cell>
          <table:table-cell office:value-type="float" office:value="68.125600000000006" table:formula="msoxl:=B85*0.0328" table:style-name="ce1">
            <text:p>68.1256</text:p>
          </table:table-cell>
          <table:table-cell office:value-type="float" office:value="36.604800000000004" table:formula="msoxl:=(1440-C85)*0.0328" table:style-name="ce1">
            <text:p>36.604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WHall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92" table:style-name="ce1">
            <text:p>1992</text:p>
          </table:table-cell>
          <table:table-cell office:value-type="float" office:value="956" table:style-name="ce1">
            <text:p>956</text:p>
          </table:table-cell>
          <table:table-cell office:value-type="float" office:value="65.337600000000009" table:formula="msoxl:=B86*0.0328" table:style-name="ce1">
            <text:p>65.3376</text:p>
          </table:table-cell>
          <table:table-cell office:value-type="float" office:value="15.875200000000001" table:formula="msoxl:=(1440-C86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32" table:style-name="ce1">
            <text:p>2032</text:p>
          </table:table-cell>
          <table:table-cell office:value-type="float" office:value="956" table:style-name="ce1">
            <text:p>956</text:p>
          </table:table-cell>
          <table:table-cell office:value-type="float" office:value="66.649600000000007" table:formula="msoxl:=B87*0.0328" table:style-name="ce1">
            <text:p>66.6496</text:p>
          </table:table-cell>
          <table:table-cell office:value-type="float" office:value="15.875200000000001" table:formula="msoxl:=(1440-C87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2838" table:style-name="ce1">
            <text:p>2838</text:p>
          </table:table-cell>
          <table:table-cell office:value-type="float" office:value="718" table:style-name="ce1">
            <text:p>718</text:p>
          </table:table-cell>
          <table:table-cell office:value-type="float" office:value="93.086400000000012" table:formula="msoxl:=B88*0.0328" table:style-name="ce1">
            <text:p>93.0864</text:p>
          </table:table-cell>
          <table:table-cell office:value-type="float" office:value="23.681600000000003" table:formula="msoxl:=(1440-C88)*0.0328" table:style-name="ce1">
            <text:p>23.68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udentCenter</text:p>
          </table:table-cell>
          <table:table-cell office:value-type="float" office:value="850" table:style-name="ce1">
            <text:p>850</text:p>
          </table:table-cell>
          <table:table-cell office:value-type="float" office:value="931" table:style-name="ce1">
            <text:p>931</text:p>
          </table:table-cell>
          <table:table-cell office:value-type="float" office:value="27.880000000000003" table:formula="msoxl:=B89*0.0328" table:style-name="ce1">
            <text:p>27.88</text:p>
          </table:table-cell>
          <table:table-cell office:value-type="float" office:value="16.6952" table:formula="msoxl:=(1440-C89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dCenter</text:p>
          </table:table-cell>
          <table:table-cell office:value-type="float" office:value="1226" table:style-name="ce1">
            <text:p>1226</text:p>
          </table:table-cell>
          <table:table-cell office:value-type="float" office:value="931" table:style-name="ce1">
            <text:p>931</text:p>
          </table:table-cell>
          <table:table-cell office:value-type="float" office:value="40.212800000000001" table:formula="msoxl:=B90*0.0328" table:style-name="ce1">
            <text:p>40.2128</text:p>
          </table:table-cell>
          <table:table-cell office:value-type="float" office:value="16.6952" table:formula="msoxl:=(1440-C90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6" table:style-name="ce1">
            <text:p>3266</text:p>
          </table:table-cell>
          <table:table-cell office:value-type="float" office:value="993" table:style-name="ce1">
            <text:p>993</text:p>
          </table:table-cell>
          <table:table-cell office:value-type="float" office:value="107.12480000000001" table:formula="msoxl:=B91*0.0328" table:style-name="ce1">
            <text:p>107.1248</text:p>
          </table:table-cell>
          <table:table-cell office:value-type="float" office:value="14.661600000000002" table:formula="msoxl:=(1440-C91)*0.0328" table:style-name="ce1">
            <text:p>14.6616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triumN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3" table:style-name="ce1">
            <text:p>3263</text:p>
          </table:table-cell>
          <table:table-cell office:value-type="float" office:value="675" table:style-name="ce1">
            <text:p>675</text:p>
          </table:table-cell>
          <table:table-cell office:value-type="float" office:value="107.02640000000001" table:formula="msoxl:=B92*0.0328" table:style-name="ce1">
            <text:p>107.0264</text:p>
          </table:table-cell>
          <table:table-cell office:value-type="float" office:value="25.092000000000002" table:formula="msoxl:=(1440-C92)*0.0328" table:style-name="ce1">
            <text:p>25.0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rium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881" table:style-name="ce1">
            <text:p>1881</text:p>
          </table:table-cell>
          <table:table-cell office:value-type="float" office:value="324" table:style-name="ce1">
            <text:p>324</text:p>
          </table:table-cell>
          <table:table-cell office:value-type="float" office:value="61.696800000000003" table:formula="msoxl:=B93*0.0328" table:style-name="ce1">
            <text:p>61.6968</text:p>
          </table:table-cell>
          <table:table-cell office:value-type="float" office:value="36.604800000000004" table:formula="msoxl:=(1440-C93)*0.0328" table:style-name="ce1">
            <text:p>36.604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02" table:style-name="ce1">
            <text:p>802</text:p>
          </table:table-cell>
          <table:table-cell office:value-type="float" office:value="322" table:style-name="ce1">
            <text:p>322</text:p>
          </table:table-cell>
          <table:table-cell office:value-type="float" office:value="26.305600000000002" table:formula="msoxl:=B94*0.0328" table:style-name="ce1">
            <text:p>26.3056</text:p>
          </table:table-cell>
          <table:table-cell office:value-type="float" office:value="36.670400000000001" table:formula="msoxl:=(1440-C94)*0.0328" table:style-name="ce1">
            <text:p>36.67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76" table:style-name="ce1">
            <text:p>376</text:p>
          </table:table-cell>
          <table:table-cell office:value-type="float" office:value="940" table:style-name="ce1">
            <text:p>940</text:p>
          </table:table-cell>
          <table:table-cell office:value-type="float" office:value="12.332800000000001" table:formula="msoxl:=B95*0.0328" table:style-name="ce1">
            <text:p>12.3328</text:p>
          </table:table-cell>
          <table:table-cell office:value-type="float" office:value="16.400000000000002" table:formula="msoxl:=(1440-C95)*0.0328" table:style-name="ce1">
            <text:p>16.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081" table:style-name="ce1">
            <text:p>2081</text:p>
          </table:table-cell>
          <table:table-cell office:value-type="float" office:value="1016" table:style-name="ce1">
            <text:p>1016</text:p>
          </table:table-cell>
          <table:table-cell office:value-type="float" office:value="68.256800000000013" table:formula="msoxl:=B96*0.0328" table:style-name="ce1">
            <text:p>68.2568</text:p>
          </table:table-cell>
          <table:table-cell office:value-type="float" office:value="13.907200000000001" table:formula="msoxl:=(1440-C96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all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45</text:p>
          </table:table-cell>
          <table:table-cell office:value-type="float" office:value="2332" table:style-name="ce1">
            <text:p>2332</text:p>
          </table:table-cell>
          <table:table-cell office:value-type="float" office:value="1016" table:style-name="ce1">
            <text:p>1016</text:p>
          </table:table-cell>
          <table:table-cell office:value-type="float" office:value="76.48960000000001" table:formula="msoxl:=B97*0.0328" table:style-name="ce1">
            <text:p>76.4896</text:p>
          </table:table-cell>
          <table:table-cell office:value-type="float" office:value="13.907200000000001" table:formula="msoxl:=(1440-C97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587" table:style-name="ce1">
            <text:p>2587</text:p>
          </table:table-cell>
          <table:table-cell office:value-type="float" office:value="1016" table:style-name="ce1">
            <text:p>1016</text:p>
          </table:table-cell>
          <table:table-cell office:value-type="float" office:value="84.8536" table:formula="msoxl:=B98*0.0328" table:style-name="ce1">
            <text:p>84.8536</text:p>
          </table:table-cell>
          <table:table-cell office:value-type="float" office:value="13.907200000000001" table:formula="msoxl:=(1440-C98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H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68" table:style-name="ce1">
            <text:p>2868</text:p>
          </table:table-cell>
          <table:table-cell office:value-type="float" office:value="1016" table:style-name="ce1">
            <text:p>1016</text:p>
          </table:table-cell>
          <table:table-cell office:value-type="float" office:value="94.070400000000006" table:formula="msoxl:=B99*0.0328" table:style-name="ce1">
            <text:p>94.0704</text:p>
          </table:table-cell>
          <table:table-cell office:value-type="float" office:value="13.907200000000001" table:formula="msoxl:=(1440-C99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Do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all0</text:p>
          </table:table-cell>
          <table:table-cell office:value-type="float" office:value="760" table:style-name="ce1">
            <text:p>760</text:p>
          </table:table-cell>
          <table:table-cell office:value-type="float" office:value="302" table:style-name="ce1">
            <text:p>302</text:p>
          </table:table-cell>
          <table:table-cell office:value-type="float" office:value="24.928000000000001" table:formula="msoxl:=B100*0.0328" table:style-name="ce1">
            <text:p>24.928</text:p>
          </table:table-cell>
          <table:table-cell office:value-type="float" office:value="37.326400000000007" table:formula="msoxl:=(1440-C100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Class356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1A</text:p>
          </table:table-cell>
          <table:table-cell office:value-type="float" office:value="1035" table:style-name="ce1">
            <text:p>1035</text:p>
          </table:table-cell>
          <table:table-cell office:value-type="float" office:value="302" table:style-name="ce1">
            <text:p>302</text:p>
          </table:table-cell>
          <table:table-cell office:value-type="float" office:value="33.948" table:formula="msoxl:=B101*0.0328" table:style-name="ce1">
            <text:p>33.948</text:p>
          </table:table-cell>
          <table:table-cell office:value-type="float" office:value="37.326400000000007" table:formula="msoxl:=(1440-C101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ICL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2A</text:p>
          </table:table-cell>
          <table:table-cell office:value-type="float" office:value="1294" table:style-name="ce1">
            <text:p>1294</text:p>
          </table:table-cell>
          <table:table-cell office:value-type="float" office:value="302" table:style-name="ce1">
            <text:p>302</text:p>
          </table:table-cell>
          <table:table-cell office:value-type="float" office:value="42.443200000000004" table:formula="msoxl:=B102*0.0328" table:style-name="ce1">
            <text:p>42.4432</text:p>
          </table:table-cell>
          <table:table-cell office:value-type="float" office:value="37.326400000000007" table:formula="msoxl:=(1440-C102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ICL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3A</text:p>
          </table:table-cell>
          <table:table-cell office:value-type="float" office:value="1560" table:style-name="ce1">
            <text:p>1560</text:p>
          </table:table-cell>
          <table:table-cell office:value-type="float" office:value="302" table:style-name="ce1">
            <text:p>302</text:p>
          </table:table-cell>
          <table:table-cell office:value-type="float" office:value="51.168000000000006" table:formula="msoxl:=B103*0.0328" table:style-name="ce1">
            <text:p>51.168</text:p>
          </table:table-cell>
          <table:table-cell office:value-type="float" office:value="37.326400000000007" table:formula="msoxl:=(1440-C103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WHall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WHall4A</text:p>
          </table:table-cell>
          <table:table-cell office:value-type="float" office:value="1820" table:style-name="ce1">
            <text:p>1820</text:p>
          </table:table-cell>
          <table:table-cell office:value-type="float" office:value="302" table:style-name="ce1">
            <text:p>302</text:p>
          </table:table-cell>
          <table:table-cell office:value-type="float" office:value="59.696000000000005" table:formula="msoxl:=B104*0.0328" table:style-name="ce1">
            <text:p>59.696</text:p>
          </table:table-cell>
          <table:table-cell office:value-type="float" office:value="37.326400000000007" table:formula="msoxl:=(1440-C104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Class35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5A</text:p>
          </table:table-cell>
          <table:table-cell office:value-type="float" office:value="2042" table:style-name="ce1">
            <text:p>2042</text:p>
          </table:table-cell>
          <table:table-cell office:value-type="float" office:value="302" table:style-name="ce1">
            <text:p>302</text:p>
          </table:table-cell>
          <table:table-cell office:value-type="float" office:value="66.97760000000001" table:formula="msoxl:=B105*0.0328" table:style-name="ce1">
            <text:p>66.9776</text:p>
          </table:table-cell>
          <table:table-cell office:value-type="float" office:value="37.326400000000007" table:formula="msoxl:=(1440-C105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PatternLab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hortHall0</text:p>
          </table:table-cell>
          <table:table-cell office:value-type="float" office:value="2262" table:style-name="ce1">
            <text:p>2262</text:p>
          </table:table-cell>
          <table:table-cell office:value-type="float" office:value="451" table:style-name="ce1">
            <text:p>451</text:p>
          </table:table-cell>
          <table:table-cell office:value-type="float" office:value="74.193600000000004" table:formula="msoxl:=B106*0.0328" table:style-name="ce1">
            <text:p>74.1936</text:p>
          </table:table-cell>
          <table:table-cell office:value-type="float" office:value="32.4392" table:formula="msoxl:=(1440-C106)*0.0328" table:style-name="ce1">
            <text:p>32.4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n</text:p>
          </table:table-cell>
          <table:table-cell office:value-type="string" table:style-name="ce1">
            <text:p>ShortHal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hortHall2</text:p>
          </table:table-cell>
          <table:table-cell office:value-type="float" office:value="2262" table:style-name="ce1">
            <text:p>2262</text:p>
          </table:table-cell>
          <table:table-cell office:value-type="float" office:value="830" table:style-name="ce1">
            <text:p>830</text:p>
          </table:table-cell>
          <table:table-cell office:value-type="float" office:value="74.193600000000004" table:formula="msoxl:=B107*0.0328" table:style-name="ce1">
            <text:p>74.1936</text:p>
          </table:table-cell>
          <table:table-cell office:value-type="float" office:value="20.008000000000003" table:formula="msoxl:=(1440-C107)*0.0328" table:style-name="ce1">
            <text:p>20.0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</text:p>
          </table:table-cell>
          <table:table-cell office:value-type="string" table:style-name="ce1">
            <text:p>EInter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Hall1</text:p>
          </table:table-cell>
          <table:table-cell office:value-type="float" office:value="572" table:style-name="ce1">
            <text:p>572</text:p>
          </table:table-cell>
          <table:table-cell office:value-type="float" office:value="421" table:style-name="ce1">
            <text:p>421</text:p>
          </table:table-cell>
          <table:table-cell office:value-type="float" office:value="18.761600000000001" table:formula="msoxl:=B108*0.0328" table:style-name="ce1">
            <text:p>18.7616</text:p>
          </table:table-cell>
          <table:table-cell office:value-type="float" office:value="33.423200000000001" table:formula="msoxl:=(1440-C108)*0.0328" table:style-name="ce1">
            <text:p>33.423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2</text:p>
          </table:table-cell>
          <table:table-cell office:value-type="float" office:value="572" table:style-name="ce1">
            <text:p>572</text:p>
          </table:table-cell>
          <table:table-cell office:value-type="float" office:value="654" table:style-name="ce1">
            <text:p>654</text:p>
          </table:table-cell>
          <table:table-cell office:value-type="float" office:value="18.761600000000001" table:formula="msoxl:=B109*0.0328" table:style-name="ce1">
            <text:p>18.7616</text:p>
          </table:table-cell>
          <table:table-cell office:value-type="float" office:value="25.780800000000003" table:formula="msoxl:=(1440-C109)*0.0328" table:style-name="ce1">
            <text:p>25.78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W</text:p>
          </table:table-cell>
          <table:table-cell office:value-type="string" table:style-name="ce1">
            <text:p>SHal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3</text:p>
          </table:table-cell>
          <table:table-cell office:value-type="float" office:value="572" table:style-name="ce1">
            <text:p>572</text:p>
          </table:table-cell>
          <table:table-cell office:value-type="float" office:value="872" table:style-name="ce1">
            <text:p>872</text:p>
          </table:table-cell>
          <table:table-cell office:value-type="float" office:value="18.761600000000001" table:formula="msoxl:=B110*0.0328" table:style-name="ce1">
            <text:p>18.7616</text:p>
          </table:table-cell>
          <table:table-cell office:value-type="float" office:value="18.630400000000002" table:formula="msoxl:=(1440-C110)*0.0328" table:style-name="ce1">
            <text:p>18.630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E</text:p>
          </table:table-cell>
          <table:table-cell office:value-type="string" table:style-name="ce1">
            <text:p>S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InterA</text:p>
          </table:table-cell>
          <table:table-cell office:value-type="float" office:value="755" table:style-name="ce1">
            <text:p>755</text:p>
          </table:table-cell>
          <table:table-cell office:value-type="float" office:value="985" table:style-name="ce1">
            <text:p>985</text:p>
          </table:table-cell>
          <table:table-cell office:value-type="float" office:value="24.764000000000003" table:formula="msoxl:=B111*0.0328" table:style-name="ce1">
            <text:p>24.764</text:p>
          </table:table-cell>
          <table:table-cell office:value-type="float" office:value="14.924000000000001" table:formula="msoxl:=(1440-C11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tudentCenter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Hall1A</text:p>
          </table:table-cell>
          <table:table-cell office:value-type="float" office:value="1041" table:style-name="ce1">
            <text:p>1041</text:p>
          </table:table-cell>
          <table:table-cell office:value-type="float" office:value="985" table:style-name="ce1">
            <text:p>985</text:p>
          </table:table-cell>
          <table:table-cell office:value-type="float" office:value="34.144800000000004" table:formula="msoxl:=B112*0.0328" table:style-name="ce1">
            <text:p>34.1448</text:p>
          </table:table-cell>
          <table:table-cell office:value-type="float" office:value="14.924000000000001" table:formula="msoxl:=(1440-C11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Office36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2A</text:p>
          </table:table-cell>
          <table:table-cell office:value-type="float" office:value="1298" table:style-name="ce1">
            <text:p>1298</text:p>
          </table:table-cell>
          <table:table-cell office:value-type="float" office:value="985" table:style-name="ce1">
            <text:p>985</text:p>
          </table:table-cell>
          <table:table-cell office:value-type="float" office:value="42.574400000000004" table:formula="msoxl:=B113*0.0328" table:style-name="ce1">
            <text:p>42.5744</text:p>
          </table:table-cell>
          <table:table-cell office:value-type="float" office:value="14.924000000000001" table:formula="msoxl:=(1440-C11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GradCenter</text:p>
          </table:table-cell>
          <table:table-cell office:value-type="string" table:style-name="ce1">
            <text:p>ICL5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Office36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3A</text:p>
          </table:table-cell>
          <table:table-cell office:value-type="float" office:value="1562" table:style-name="ce1">
            <text:p>1562</text:p>
          </table:table-cell>
          <table:table-cell office:value-type="float" office:value="985" table:style-name="ce1">
            <text:p>985</text:p>
          </table:table-cell>
          <table:table-cell office:value-type="float" office:value="51.233600000000003" table:formula="msoxl:=B114*0.0328" table:style-name="ce1">
            <text:p>51.2336</text:p>
          </table:table-cell>
          <table:table-cell office:value-type="float" office:value="14.924000000000001" table:formula="msoxl:=(1440-C11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Office36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4A</text:p>
          </table:table-cell>
          <table:table-cell office:value-type="float" office:value="1817" table:style-name="ce1">
            <text:p>1817</text:p>
          </table:table-cell>
          <table:table-cell office:value-type="float" office:value="985" table:style-name="ce1">
            <text:p>985</text:p>
          </table:table-cell>
          <table:table-cell office:value-type="float" office:value="59.597600000000007" table:formula="msoxl:=B115*0.0328" table:style-name="ce1">
            <text:p>59.5976</text:p>
          </table:table-cell>
          <table:table-cell office:value-type="float" office:value="14.924000000000001" table:formula="msoxl:=(1440-C11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ICL6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Office3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5A</text:p>
          </table:table-cell>
          <table:table-cell office:value-type="float" office:value="2045" table:style-name="ce1">
            <text:p>2045</text:p>
          </table:table-cell>
          <table:table-cell office:value-type="float" office:value="985" table:style-name="ce1">
            <text:p>985</text:p>
          </table:table-cell>
          <table:table-cell office:value-type="float" office:value="67.076000000000008" table:formula="msoxl:=B116*0.0328" table:style-name="ce1">
            <text:p>67.076</text:p>
          </table:table-cell>
          <table:table-cell office:value-type="float" office:value="14.924000000000001" table:formula="msoxl:=(1440-C11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55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Office3617</text:p>
          </table:table-cell>
          <table:table-cell table:number-columns-repeated="16371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5T16:54:16Z</dc:date>
    <meta:editing-cycles>6</meta:editing-cycles>
    <meta:editing-duration>PT0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